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ff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Helvetica" fo:font-size="12pt" fo:language="none" fo:country="none" style:font-name-asian="Helvetica" style:font-size-asian="12pt" style:language-asian="none" style:country-asian="none" style:font-name-complex="Helvetica" style:font-size-complex="12pt" style:language-complex="none" style:country-complex="none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7129" calcext:value-type="float">
            <text:p>712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2" calcext:value-type="float">
            <text:p>42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8" calcext:value-type="float">
            <text:p>6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3" calcext:value-type="float">
            <text:p>63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7" calcext:value-type="float">
            <text:p>6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" calcext:value-type="float">
            <text:p>52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" calcext:value-type="float">
            <text:p>53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" calcext:value-type="float">
            <text:p>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" calcext:value-type="float">
            <text:p>4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" calcext:value-type="float">
            <text:p>4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" calcext:value-type="float">
            <text:p>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6" calcext:value-type="float">
            <text:p>6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9-22T17:03:00" calcext:value-type="date">
            <text:p>22/09/21 17:03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40" calcext:value-type="float">
            <text:p>40</text:p>
          </table:table-cell>
          <table:table-cell office:value-type="date" office:date-value="2021-09-23T16:22:00" calcext:value-type="date">
            <text:p>23/09/21 16:22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9" calcext:value-type="float">
            <text:p>5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running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0:41:05.455917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2T15:00:23.623562868</meta:creation-date>
    <meta:generator>LibreOffice/7.0.2.2$MacOSX_X86_64 LibreOffice_project/8349ace3c3162073abd90d81fd06dcfb6b36b994</meta:generator>
    <dc:date>2021-10-08T10:45:08.436849436</dc:date>
    <meta:editing-duration>P2DT3H37M11S</meta:editing-duration>
    <meta:editing-cycles>74</meta:editing-cycles>
    <meta:document-statistic meta:table-count="1" meta:cell-count="2046" meta:object-count="0"/>
  </office:meta>
</office:document-meta>
</file>